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95in"/>
    </style:style>
    <style:style style:name="co2" style:family="table-column">
      <style:table-column-properties fo:break-before="auto" style:column-width="3.932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3764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3028in" fo:break-before="auto" style:use-optimal-row-height="false"/>
    </style:style>
    <style:style style:name="ro5" style:family="table-row">
      <style:table-row-properties style:row-height="0.3555in" fo:break-before="auto" style:use-optimal-row-height="true"/>
    </style:style>
    <style:style style:name="ro6" style:family="table-row">
      <style:table-row-properties style:row-height="0.3516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ackground-color="transparent"/>
      <style:text-properties style:font-name="Verdana" fo:font-size="10pt"/>
    </style:style>
    <style:style style:name="ce16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7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Verdana" fo:font-size="10pt"/>
    </style:style>
    <style:style style:name="ce20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21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2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3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</office:automatic-styles>
  <office:body>
    <office:spreadsheet>
      <table:table table:name="Simple Axis Sever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29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Simple Axis Server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29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Simple Axis Server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guththil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29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Simple Axis Server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guththil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29.09.20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Simple Axis Server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23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libcurl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7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23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libcurl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7">
          <table:table-cell table:style-name="ce2" office:value-type="string">
            <text:p>Date</text:p>
          </table:table-cell>
          <table:table-cell table:style-name="ce9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Name</text:p>
          </table:table-cell>
          <table:table-cell table:style-name="ce10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Platform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istribution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7">
          <table:table-cell table:style-name="ce2" office:value-type="string">
            <text:p>Deployment</text:p>
          </table:table-cell>
          <table:table-cell table:style-name="ce11" table:number-columns-spanned="2" table:number-rows-spanned="1"/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table:number-columns-repeated="2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23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1">10/01/2007</text:date>, <text:time>10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10-01T10:06:30</dc:date>
    <dc:language>en-US</dc:language>
    <meta:editing-cycles>48</meta:editing-cycles>
    <meta:editing-duration>PT9H9M13S</meta:editing-duration>
    <meta:user-defined meta:name="Info 1"/>
    <meta:user-defined meta:name="Info 2"/>
    <meta:user-defined meta:name="Info 3"/>
    <meta:user-defined meta:name="Info 4"/>
    <meta:document-statistic meta:table-count="6" meta:cell-count="165"/>
  </office:meta>
</office:document-meta>
</file>